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96.46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DejaVu Sans Condensed"/>
    </style:style>
    <style:style style:name="ce3" style:family="table-cell" style:parent-style-name="Default">
      <style:text-properties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weight-asian="normal" style:font-name="Liberation Serif" fo:font-weight="normal" style:text-line-through-type="none" style:text-outline="false" style:text-line-through-mode="continuous" style:language-asian="zh" style:country-asian="CN" style:font-name-asian="Noto Sans CJK SC" style:font-size-asian="10pt" style:font-style-asian="normal" style:text-emphasize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17 January 1972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3" office:value-type="string" calcext:value-type="string">
            <text:p><text:span text:style-name="T1"><text:a xlink:href="https://en.wikipedia.org/wiki/Rainbow_Theatre" xlink:type="simple">Rainbow Theatre</text:a>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 January 1972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3" office:value-type="string" calcext:value-type="string">
            <text:p><text:span text:style-name="T1"><text:a xlink:href="https://en.wikipedia.org/wiki/Rainbow_Theatre" xlink:type="simple">Rainbow Theatre</text:a>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 January 1972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3" office:value-type="string" calcext:value-type="string">
            <text:p><text:span text:style-name="T1"><text:a xlink:href="https://en.wikipedia.org/wiki/Rainbow_Theatre" xlink:type="simple">Rainbow Theatre</text:a>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 January 1972</text:p>
          </table:table-cell>
          <table:table-cell table:style-name="ce1" office:value-type="string" calcext:value-type="string">
            <text:p><text:a xlink:href="https://en.wikipedia.org/wiki/Brighton" xlink:type="simple">Bright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Brighton_Dome" xlink:type="simple">Brighton Dom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1 January 1972</text:p>
          </table:table-cell>
          <table:table-cell table:style-name="ce1" office:value-type="string" calcext:value-type="string">
            <text:p><text:a xlink:href="https://en.wikipedia.org/wiki/Portsmouth" xlink:type="simple">Portsmouth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Portsmouth_Guildhall" xlink:type="simple">Portsmouth Guildhall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2 January 1972</text:p>
          </table:table-cell>
          <table:table-cell table:style-name="ce1" office:value-type="string" calcext:value-type="string">
            <text:p><text:a xlink:href="https://en.wikipedia.org/wiki/Bournemouth" xlink:type="simple">Bournemouth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Bournemouth_Winter_Gardens" xlink:type="simple">Bournemouth Winter Gardens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 January 1972</text:p>
          </table:table-cell>
          <table:table-cell table:style-name="ce1" office:value-type="string" calcext:value-type="string">
            <text:p><text:a xlink:href="https://en.wikipedia.org/wiki/Southampton" xlink:type="simple">Southampt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Southampton_Guildhall" xlink:type="simple">Southampton Guild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7 January 1972</text:p>
          </table:table-cell>
          <table:table-cell table:style-name="ce1" office:value-type="string" calcext:value-type="string">
            <text:p><text:a xlink:href="https://en.wikipedia.org/wiki/Newcastle_upon_Tyne" xlink:type="simple">Newcastle upon Tyne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Newcastle_City_Hall" xlink:type="simple">Newcastle City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 January 1972</text:p>
          </table:table-cell>
          <table:table-cell table:style-name="ce1" office:value-type="string" calcext:value-type="string">
            <text:p><text:a xlink:href="https://en.wikipedia.org/wiki/Leeds" xlink:type="simple">Leeds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Leeds_City_Varieties" xlink:type="simple">Leeds City Varieties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 February 1972</text:p>
          </table:table-cell>
          <table:table-cell table:style-name="ce1" office:value-type="string" calcext:value-type="string">
            <text:p><text:a xlink:href="https://en.wikipedia.org/wiki/Coventry" xlink:type="simple">Coventry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Lanchester Polytechnic College Arts Festival – Locarno Ballroo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 February 1972</text:p>
          </table:table-cell>
          <table:table-cell table:style-name="ce1" office:value-type="string" calcext:value-type="string">
            <text:p><text:a xlink:href="https://en.wikipedia.org/wiki/Bristol" xlink:type="simple">Bristol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Colston_Hall" xlink:type="simple">Colston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 February 1972</text:p>
          </table:table-cell>
          <table:table-cell table:style-name="ce1" office:value-type="string" calcext:value-type="string">
            <text:p><text:a xlink:href="https://en.wikipedia.org/wiki/Leicester" xlink:type="simple">Leicester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De_Montfort_Hall" xlink:type="simple">De Montfort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 February 1972</text:p>
          </table:table-cell>
          <table:table-cell table:style-name="ce1" office:value-type="string" calcext:value-type="string">
            <text:p><text:a xlink:href="https://en.wikipedia.org/wiki/Manchester" xlink:type="simple">Manchester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Free_Trade_Hall" xlink:type="simple">Free Trade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 February 1972</text:p>
          </table:table-cell>
          <table:table-cell table:style-name="ce1" office:value-type="string" calcext:value-type="string">
            <text:p><text:a xlink:href="https://en.wikipedia.org/wiki/Sheffield" xlink:type="simple">Sheffield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Sheffield_City_Hall" xlink:type="simple">Sheffield City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 February 1972</text:p>
          </table:table-cell>
          <table:table-cell table:style-name="ce1" office:value-type="string" calcext:value-type="string">
            <text:p><text:a xlink:href="https://en.wikipedia.org/wiki/Liverpool" xlink:type="simple">Liverpool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Liverpool_Empire_Theatre" xlink:type="simple">Liverpool Empire Theatr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 February 1972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Rainbow Theatr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 February 1972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Rainbow Theatr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 February 1972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Rainbow Theatr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 February 1972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Rainbow Theatr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 March 1972</text:p>
          </table:table-cell>
          <table:table-cell table:style-name="ce1" office:value-type="string" calcext:value-type="string">
            <text:p><text:a xlink:href="https://en.wikipedia.org/wiki/Tokyo" xlink:type="simple">Tokyo</text:a> </text:p>
          </table:table-cell>
          <table:table-cell table:style-name="ce1" office:value-type="string" calcext:value-type="string">
            <text:p><text:a xlink:href="https://en.wikipedia.org/wiki/Japan" xlink:type="simple">Japan</text:a> </text:p>
          </table:table-cell>
          <table:table-cell office:value-type="string" calcext:value-type="string">
            <text:p>Taiikuka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 March 1972</text:p>
          </table:table-cell>
          <table:table-cell table:style-name="ce1" office:value-type="string" calcext:value-type="string">
            <text:p><text:a xlink:href="https://en.wikipedia.org/wiki/Tokyo" xlink:type="simple">Tokyo</text:a> </text:p>
          </table:table-cell>
          <table:table-cell table:style-name="ce1" office:value-type="string" calcext:value-type="string">
            <text:p><text:a xlink:href="https://en.wikipedia.org/wiki/Japan" xlink:type="simple">Japan</text:a> </text:p>
          </table:table-cell>
          <table:table-cell office:value-type="string" calcext:value-type="string">
            <text:p>Taiikuka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 March 1972</text:p>
          </table:table-cell>
          <table:table-cell table:style-name="ce1" office:value-type="string" calcext:value-type="string">
            <text:p><text:a xlink:href="https://en.wikipedia.org/wiki/Osaka" xlink:type="simple">Osaka</text:a> </text:p>
          </table:table-cell>
          <table:table-cell table:style-name="ce1" office:value-type="string" calcext:value-type="string">
            <text:p><text:a xlink:href="https://en.wikipedia.org/wiki/Japan" xlink:type="simple">Japan</text:a> </text:p>
          </table:table-cell>
          <table:table-cell office:value-type="string" calcext:value-type="string">
            <text:p>Festival H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 March 1972</text:p>
          </table:table-cell>
          <table:table-cell table:style-name="ce1" office:value-type="string" calcext:value-type="string">
            <text:p><text:a xlink:href="https://en.wikipedia.org/wiki/Osaka" xlink:type="simple">Osaka</text:a> </text:p>
          </table:table-cell>
          <table:table-cell table:style-name="ce1" office:value-type="string" calcext:value-type="string">
            <text:p><text:a xlink:href="https://en.wikipedia.org/wiki/Japan" xlink:type="simple">Japan</text:a> </text:p>
          </table:table-cell>
          <table:table-cell office:value-type="string" calcext:value-type="string">
            <text:p>Festival H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 March 1972</text:p>
          </table:table-cell>
          <table:table-cell table:style-name="ce1" office:value-type="string" calcext:value-type="string">
            <text:p><text:a xlink:href="https://en.wikipedia.org/wiki/Kyoto" xlink:type="simple">Kyoto</text:a> </text:p>
          </table:table-cell>
          <table:table-cell table:style-name="ce1" office:value-type="string" calcext:value-type="string">
            <text:p><text:a xlink:href="https://en.wikipedia.org/wiki/Japan" xlink:type="simple">Japan</text:a> </text:p>
          </table:table-cell>
          <table:table-cell office:value-type="string" calcext:value-type="string">
            <text:p>Dai-Sho-Gun Furitsu Taiikuka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 March 1972</text:p>
          </table:table-cell>
          <table:table-cell table:style-name="ce1" office:value-type="string" calcext:value-type="string">
            <text:p><text:a xlink:href="https://en.wikipedia.org/wiki/Sapporo" xlink:type="simple">Sapporo</text:a> </text:p>
          </table:table-cell>
          <table:table-cell table:style-name="ce1" office:value-type="string" calcext:value-type="string">
            <text:p><text:a xlink:href="https://en.wikipedia.org/wiki/Japan" xlink:type="simple">Japan</text:a> </text:p>
          </table:table-cell>
          <table:table-cell table:style-name="ce1" office:value-type="string" calcext:value-type="string">
            <text:p><text:a xlink:href="https://en.wikipedia.org/wiki/Nakajima_Sports_Center" xlink:type="simple">Nakajima Sports Center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 March 1972</text:p>
          </table:table-cell>
          <table:table-cell table:style-name="ce1" office:value-type="string" calcext:value-type="string">
            <text:p><text:a xlink:href="https://en.wikipedia.org/wiki/Manchester" xlink:type="simple">Manchester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Free Trade Hall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 March 1972</text:p>
          </table:table-cell>
          <table:table-cell table:style-name="ce1" office:value-type="string" calcext:value-type="string">
            <text:p><text:a xlink:href="https://en.wikipedia.org/wiki/Manchester" xlink:type="simple">Manchester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Free Trade Hall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4 April 1972</text:p>
          </table:table-cell>
          <table:table-cell table:style-name="ce1" office:value-type="string" calcext:value-type="string">
            <text:p><text:a xlink:href="https://en.wikipedia.org/wiki/Tampa,_Florida" xlink:type="simple">Tamp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Fort_Homer_W._Hesterly_Armory" xlink:type="simple">Fort Homer W. Hesterly Armory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 April 1972</text:p>
          </table:table-cell>
          <table:table-cell table:style-name="ce1" office:value-type="string" calcext:value-type="string">
            <text:p><text:a xlink:href="https://en.wikipedia.org/wiki/Pembroke_Pines,_Florida" xlink:type="simple">Pembroke Pines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Hollywood_Sportatorium" xlink:type="simple">Hollywood Sportatori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 April 1972</text:p>
          </table:table-cell>
          <table:table-cell table:style-name="ce1" office:value-type="string" calcext:value-type="string">
            <text:p><text:a xlink:href="https://en.wikipedia.org/wiki/Columbia,_South_Carolina" xlink:type="simple">Columbi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Township Auditori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 April 1972</text:p>
          </table:table-cell>
          <table:table-cell table:style-name="ce1" office:value-type="string" calcext:value-type="string">
            <text:p><text:a xlink:href="https://en.wikipedia.org/wiki/Atlanta" xlink:type="simple">Atlant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Atlanta_Symphony_Hall" xlink:type="simple">Atlanta Symphony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 April 1972</text:p>
          </table:table-cell>
          <table:table-cell table:style-name="ce1" office:value-type="string" calcext:value-type="string">
            <text:p><text:a xlink:href="https://en.wikipedia.org/wiki/Pittsburgh" xlink:type="simple">Pittsburgh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Syria_Mosque" xlink:type="simple">Syria Mosqu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1 April 1972</text:p>
          </table:table-cell>
          <table:table-cell table:style-name="ce1" office:value-type="string" calcext:value-type="string">
            <text:p><text:a xlink:href="https://en.wikipedia.org/wiki/Baltimore" xlink:type="simple">Baltimore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Lyric_Opera_House" xlink:type="simple">Lyric Opera Hous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2 April 1972</text:p>
          </table:table-cell>
          <table:table-cell table:style-name="ce1" office:value-type="string" calcext:value-type="string">
            <text:p><text:a xlink:href="https://en.wikipedia.org/wiki/Akron,_Ohio" xlink:type="simple">Akron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Akron_Civic_Theatre" xlink:type="simple">Akron Civic Theatr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 April 1972</text:p>
          </table:table-cell>
          <table:table-cell table:style-name="ce1" office:value-type="string" calcext:value-type="string">
            <text:p><text:a xlink:href="https://en.wikipedia.org/wiki/Cincinnati" xlink:type="simple">Cincinnati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Music_Hall_(Cincinnati)" xlink:type="simple">Music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 April 1972</text:p>
          </table:table-cell>
          <table:table-cell table:style-name="ce1" office:value-type="string" calcext:value-type="string">
            <text:p><text:a xlink:href="https://en.wikipedia.org/wiki/Toledo,_Ohio" xlink:type="simple">Toledo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Toledo_Sports_Arena" xlink:type="simple">Toledo Sports Arena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 April 1972</text:p>
          </table:table-cell>
          <table:table-cell table:style-name="ce1" office:value-type="string" calcext:value-type="string">
            <text:p><text:a xlink:href="https://en.wikipedia.org/wiki/Cleveland" xlink:type="simple">Cleveland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Allen_Theatre" xlink:type="simple">Allen Theatr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6 April 1972</text:p>
          </table:table-cell>
          <table:table-cell table:style-name="ce1" office:value-type="string" calcext:value-type="string">
            <text:p><text:a xlink:href="https://en.wikipedia.org/wiki/Detroit" xlink:type="simple">Detroit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Ford Auditori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7 April 1972</text:p>
          </table:table-cell>
          <table:table-cell table:style-name="ce1" office:value-type="string" calcext:value-type="string">
            <text:p><text:a xlink:href="https://en.wikipedia.org/wiki/Detroit" xlink:type="simple">Detroit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Ford Auditori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 April 1972</text:p>
          </table:table-cell>
          <table:table-cell table:style-name="ce1" office:value-type="string" calcext:value-type="string">
            <text:p><text:a xlink:href="https://en.wikipedia.org/wiki/Chicago" xlink:type="simple">Chicago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Auditorium_Theatre" xlink:type="simple">Auditorium Theatr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 April 1972</text:p>
          </table:table-cell>
          <table:table-cell table:style-name="ce1" office:value-type="string" calcext:value-type="string">
            <text:p><text:a xlink:href="https://en.wikipedia.org/wiki/Philadelphia" xlink:type="simple">Philadelphi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Spectrum_(arena)" xlink:type="simple">Spectr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 May 1972</text:p>
          </table:table-cell>
          <table:table-cell table:style-name="ce1" office:value-type="string" calcext:value-type="string">
            <text:p><text:a xlink:href="https://en.wikipedia.org/wiki/New_York_City" xlink:type="simple">New York City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Carnegie H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 May 1972</text:p>
          </table:table-cell>
          <table:table-cell table:style-name="ce1" office:value-type="string" calcext:value-type="string">
            <text:p><text:a xlink:href="https://en.wikipedia.org/wiki/New_York_City" xlink:type="simple">New York City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Carnegie Hal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 May 1972</text:p>
          </table:table-cell>
          <table:table-cell table:style-name="ce1" office:value-type="string" calcext:value-type="string">
            <text:p><text:a xlink:href="https://en.wikipedia.org/wiki/Washington,_D.C." xlink:type="simple">Washington, D.C.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John_F._Kennedy_Center_for_the_Performing_Arts" xlink:type="simple">John F. Kennedy Center for the Performing Arts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 May 1972</text:p>
          </table:table-cell>
          <table:table-cell table:style-name="ce1" office:value-type="string" calcext:value-type="string">
            <text:p><text:a xlink:href="https://en.wikipedia.org/wiki/Boston" xlink:type="simple">Boston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Wang_Theatre" xlink:type="simple">Music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 May 1972</text:p>
          </table:table-cell>
          <table:table-cell table:style-name="ce1" office:value-type="string" calcext:value-type="string">
            <text:p><text:a xlink:href="https://en.wikipedia.org/wiki/Berlin" xlink:type="simple">Berlin</text:a> </text:p>
          </table:table-cell>
          <table:table-cell table:style-name="ce1" office:value-type="string" calcext:value-type="string">
            <text:p><text:a xlink:href="https://en.wikipedia.org/wiki/West_Germany" xlink:type="simple">West Germany</text:a> </text:p>
          </table:table-cell>
          <table:table-cell table:style-name="ce1" office:value-type="string" calcext:value-type="string">
            <text:p><text:a xlink:href="https://en.wikipedia.org/wiki/Deutschlandhalle" xlink:type="simple">Deutschlandhall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1 May 1972</text:p>
          </table:table-cell>
          <table:table-cell table:style-name="ce1" office:value-type="string" calcext:value-type="string">
            <text:p><text:a xlink:href="https://en.wikipedia.org/wiki/Germersheim" xlink:type="simple">Germersheim</text:a> </text:p>
          </table:table-cell>
          <table:table-cell table:style-name="ce1" office:value-type="string" calcext:value-type="string">
            <text:p><text:a xlink:href="https://en.wikipedia.org/wiki/West_Germany" xlink:type="simple">West Germany</text:a> </text:p>
          </table:table-cell>
          <table:table-cell table:style-name="ce1" office:value-type="string" calcext:value-type="string">
            <text:p>Second <text:a xlink:href="https://en.wikipedia.org/wiki/British_Rock_Meeting" xlink:type="simple">British Rock Meeting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2 May 1972</text:p>
          </table:table-cell>
          <table:table-cell table:style-name="ce1" office:value-type="string" calcext:value-type="string">
            <text:p><text:a xlink:href="https://en.wikipedia.org/wiki/Amsterdam" xlink:type="simple">Amsterdam</text:a> </text:p>
          </table:table-cell>
          <table:table-cell table:style-name="ce1" office:value-type="string" calcext:value-type="string">
            <text:p><text:a xlink:href="https://en.wikipedia.org/wiki/Netherlands" xlink:type="simple">Netherlands</text:a> </text:p>
          </table:table-cell>
          <table:table-cell table:style-name="ce1" office:value-type="string" calcext:value-type="string">
            <text:p><text:a xlink:href="https://en.wikipedia.org/wiki/Olympic_Stadium_(Amsterdam)" xlink:type="simple">Olympic Stadi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 May 1972</text:p>
          </table:table-cell>
          <table:table-cell table:style-name="ce1" office:value-type="string" calcext:value-type="string">
            <text:p><text:a xlink:href="https://en.wikipedia.org/wiki/Brighton" xlink:type="simple">Bright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Brighton Dome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 May 1972</text:p>
          </table:table-cell>
          <table:table-cell table:style-name="ce1" office:value-type="string" calcext:value-type="string">
            <text:p><text:a xlink:href="https://en.wikipedia.org/wiki/Brighton" xlink:type="simple">Bright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Brighton Dome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 September 1972</text:p>
          </table:table-cell>
          <table:table-cell table:style-name="ce1" office:value-type="string" calcext:value-type="string">
            <text:p><text:a xlink:href="https://en.wikipedia.org/wiki/Austin,_Texas" xlink:type="simple">Austin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Austin Municipal Auditori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 September 1972</text:p>
          </table:table-cell>
          <table:table-cell table:style-name="ce1" office:value-type="string" calcext:value-type="string">
            <text:p><text:a xlink:href="https://en.wikipedia.org/wiki/Houston" xlink:type="simple">Houston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Houston_Music_Hall" xlink:type="simple">Houston Music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 September 1972</text:p>
          </table:table-cell>
          <table:table-cell table:style-name="ce1" office:value-type="string" calcext:value-type="string">
            <text:p><text:a xlink:href="https://en.wikipedia.org/wiki/Dallas" xlink:type="simple">Dallas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McFarlin_Memorial_Auditorium" xlink:type="simple">McFarlin Memorial Auditori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 September 1972</text:p>
          </table:table-cell>
          <table:table-cell table:style-name="ce1" office:value-type="string" calcext:value-type="string">
            <text:p><text:a xlink:href="https://en.wikipedia.org/wiki/Kansas_City,_Kansas" xlink:type="simple">Kansas City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Memorial_Hall_(Kansas_City,_Kansas)" xlink:type="simple">Memorial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 September 1972</text:p>
          </table:table-cell>
          <table:table-cell table:style-name="ce1" office:value-type="string" calcext:value-type="string">
            <text:p><text:a xlink:href="https://en.wikipedia.org/wiki/Oklahoma_City" xlink:type="simple">Oklahoma City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Civic_Center_Music_Hall" xlink:type="simple">Civic Center Music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 September 1972</text:p>
          </table:table-cell>
          <table:table-cell table:style-name="ce1" office:value-type="string" calcext:value-type="string">
            <text:p><text:a xlink:href="https://en.wikipedia.org/wiki/Wichita,_Kansas" xlink:type="simple">Wichit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Charles_Koch_Arena" xlink:type="simple">Levitt Arena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 September 1972</text:p>
          </table:table-cell>
          <table:table-cell table:style-name="ce1" office:value-type="string" calcext:value-type="string">
            <text:p><text:a xlink:href="https://en.wikipedia.org/wiki/Tucson,_Arizona" xlink:type="simple">Tucson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Tucson_Community_Center" xlink:type="simple">Tucson Community Center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 September 1972</text:p>
          </table:table-cell>
          <table:table-cell table:style-name="ce1" office:value-type="string" calcext:value-type="string">
            <text:p><text:a xlink:href="https://en.wikipedia.org/wiki/San_Diego" xlink:type="simple">San Diego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Golden_Hall" xlink:type="simple">Golden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 September 1972</text:p>
          </table:table-cell>
          <table:table-cell table:style-name="ce1" office:value-type="string" calcext:value-type="string">
            <text:p><text:a xlink:href="https://en.wikipedia.org/wiki/Tempe,_Arizona" xlink:type="simple">Tempe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Big_Surf" xlink:type="simple">Big Surf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 September 1972</text:p>
          </table:table-cell>
          <table:table-cell table:style-name="ce1" office:value-type="string" calcext:value-type="string">
            <text:p><text:a xlink:href="https://en.wikipedia.org/wiki/Denver" xlink:type="simple">Denver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University_of_Denver_Arena" xlink:type="simple">University of Denver Arena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2 September 1972</text:p>
          </table:table-cell>
          <table:table-cell table:style-name="ce1" office:value-type="string" calcext:value-type="string">
            <text:p><text:a xlink:href="https://en.wikipedia.org/wiki/Los_Angeles" xlink:type="simple">Los Angeles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Hollywood_Bowl" xlink:type="simple">Hollywood Bow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 September 1972</text:p>
          </table:table-cell>
          <table:table-cell table:style-name="ce1" office:value-type="string" calcext:value-type="string">
            <text:p><text:a xlink:href="https://en.wikipedia.org/wiki/San_Francisco" xlink:type="simple">San Francisco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Winterland Ballroo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 September 1972</text:p>
          </table:table-cell>
          <table:table-cell table:style-name="ce1" office:value-type="string" calcext:value-type="string">
            <text:p><text:a xlink:href="https://en.wikipedia.org/wiki/San_Francisco" xlink:type="simple">San Francisco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Winterland Ballroo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7 September 1972</text:p>
          </table:table-cell>
          <table:table-cell table:style-name="ce1" office:value-type="string" calcext:value-type="string">
            <text:p><text:a xlink:href="https://en.wikipedia.org/wiki/Vancouver" xlink:type="simple">Vancouver</text:a> </text:p>
          </table:table-cell>
          <table:table-cell table:style-name="ce1" office:value-type="string" calcext:value-type="string">
            <text:p><text:a xlink:href="https://en.wikipedia.org/wiki/Canada" xlink:type="simple">Canada</text:a> </text:p>
          </table:table-cell>
          <table:table-cell table:style-name="ce1" office:value-type="string" calcext:value-type="string">
            <text:p>Vancouver Garden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 September 1972</text:p>
          </table:table-cell>
          <table:table-cell table:style-name="ce1" office:value-type="string" calcext:value-type="string">
            <text:p><text:a xlink:href="https://en.wikipedia.org/wiki/Portland,_Oregon" xlink:type="simple">Portland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Memorial_Coliseum_(Portland)" xlink:type="simple">Memorial Colise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 September 1972</text:p>
          </table:table-cell>
          <table:table-cell table:style-name="ce1" office:value-type="string" calcext:value-type="string">
            <text:p><text:a xlink:href="https://en.wikipedia.org/wiki/Seattle" xlink:type="simple">Seattle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Alaska_Airlines_Arena_at_Hec_Edmundson_Pavilion" xlink:type="simple">Hec Edmundson Pavilion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 September 1972</text:p>
          </table:table-cell>
          <table:table-cell table:style-name="ce1" office:value-type="string" calcext:value-type="string">
            <text:p><text:a xlink:href="https://en.wikipedia.org/wiki/Vancouver" xlink:type="simple">Vancouver</text:a> </text:p>
          </table:table-cell>
          <table:table-cell table:style-name="ce1" office:value-type="string" calcext:value-type="string">
            <text:p><text:a xlink:href="https://en.wikipedia.org/wiki/Canada" xlink:type="simple">Canada</text:a> </text:p>
          </table:table-cell>
          <table:table-cell table:style-name="ce1" office:value-type="string" calcext:value-type="string">
            <text:p>Vancouver Garden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1 October 1972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1" office:value-type="string" calcext:value-type="string">
            <text:p><text:a xlink:href="https://en.wikipedia.org/wiki/Wembley_Arena" xlink:type="simple">Empire Poo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 November 1972</text:p>
          </table:table-cell>
          <table:table-cell table:style-name="ce1" office:value-type="string" calcext:value-type="string">
            <text:p><text:a xlink:href="https://en.wikipedia.org/wiki/Copenhagen" xlink:type="simple">Copenhagen</text:a> </text:p>
          </table:table-cell>
          <table:table-cell table:style-name="ce1" office:value-type="string" calcext:value-type="string">
            <text:p><text:a xlink:href="https://en.wikipedia.org/wiki/Denmark" xlink:type="simple">Denmark</text:a> </text:p>
          </table:table-cell>
          <table:table-cell office:value-type="string" calcext:value-type="string">
            <text:p>K.B. Halle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 November 1972</text:p>
          </table:table-cell>
          <table:table-cell table:style-name="ce1" office:value-type="string" calcext:value-type="string">
            <text:p><text:a xlink:href="https://en.wikipedia.org/wiki/Copenhagen" xlink:type="simple">Copenhagen</text:a> </text:p>
          </table:table-cell>
          <table:table-cell table:style-name="ce1" office:value-type="string" calcext:value-type="string">
            <text:p><text:a xlink:href="https://en.wikipedia.org/wiki/Denmark" xlink:type="simple">Denmark</text:a> </text:p>
          </table:table-cell>
          <table:table-cell office:value-type="string" calcext:value-type="string">
            <text:p>K.B. Halle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 November 1972</text:p>
          </table:table-cell>
          <table:table-cell table:style-name="ce1" office:value-type="string" calcext:value-type="string">
            <text:p><text:a xlink:href="https://en.wikipedia.org/wiki/Hamburg" xlink:type="simple">Hamburg</text:a> </text:p>
          </table:table-cell>
          <table:table-cell table:style-name="ce1" office:value-type="string" calcext:value-type="string">
            <text:p><text:a xlink:href="https://en.wikipedia.org/wiki/West_Germany" xlink:type="simple">West Germany</text:a> </text:p>
          </table:table-cell>
          <table:table-cell table:style-name="ce1" office:value-type="string" calcext:value-type="string">
            <text:p><text:a xlink:href="https://en.wikipedia.org/wiki/Ernst-Merck-Halle" xlink:type="simple">Ernst-Merck-Hall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4 November 1972</text:p>
          </table:table-cell>
          <table:table-cell table:style-name="ce1" office:value-type="string" calcext:value-type="string">
            <text:p><text:a xlink:href="https://en.wikipedia.org/wiki/Düsseldorf" xlink:type="simple">Düsseldorf</text:a> </text:p>
          </table:table-cell>
          <table:table-cell table:style-name="ce1" office:value-type="string" calcext:value-type="string">
            <text:p><text:a xlink:href="https://en.wikipedia.org/wiki/West_Germany" xlink:type="simple">West Germany</text:a> </text:p>
          </table:table-cell>
          <table:table-cell table:style-name="ce1" office:value-type="string" calcext:value-type="string">
            <text:p><text:a xlink:href="https://en.wikipedia.org/wiki/Philips_Halle" xlink:type="simple">Philips Hall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 November 1972</text:p>
          </table:table-cell>
          <table:table-cell table:style-name="ce1" office:value-type="string" calcext:value-type="string">
            <text:p><text:a xlink:href="https://en.wikipedia.org/wiki/Böblingen" xlink:type="simple">Böblingen</text:a> </text:p>
          </table:table-cell>
          <table:table-cell table:style-name="ce1" office:value-type="string" calcext:value-type="string">
            <text:p><text:a xlink:href="https://en.wikipedia.org/wiki/West_Germany" xlink:type="simple">West Germany</text:a> </text:p>
          </table:table-cell>
          <table:table-cell table:style-name="ce1" office:value-type="string" calcext:value-type="string">
            <text:p><text:a xlink:href="https://en.wikipedia.org/wiki/Sporthalle_(Böblingen)" xlink:type="simple">Sporthall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 November 1972</text:p>
          </table:table-cell>
          <table:table-cell table:style-name="ce1" office:value-type="string" calcext:value-type="string">
            <text:p><text:a xlink:href="https://en.wikipedia.org/wiki/Frankfurt" xlink:type="simple">Frankfurt</text:a> </text:p>
          </table:table-cell>
          <table:table-cell table:style-name="ce1"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Festhalle Frankfor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 November 1972</text:p>
          </table:table-cell>
          <table:table-cell table:style-name="ce1" office:value-type="string" calcext:value-type="string">
            <text:p><text:a xlink:href="https://en.wikipedia.org/wiki/Frankfurt" xlink:type="simple">Frankfurt</text:a> </text:p>
          </table:table-cell>
          <table:table-cell table:style-name="ce1" office:value-type="string" calcext:value-type="string">
            <text:p><text:a xlink:href="https://en.wikipedia.org/wiki/West_Germany" xlink:type="simple">West Germany</text:a> </text:p>
          </table:table-cell>
          <table:table-cell office:value-type="string" calcext:value-type="string">
            <text:p>Festhalle Frankfor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2 November 1972</text:p>
          </table:table-cell>
          <table:table-cell table:style-name="ce1" office:value-type="string" calcext:value-type="string">
            <text:p><text:a xlink:href="https://en.wikipedia.org/wiki/Marseille" xlink:type="simple">Marseille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Salle Valliers, Roland Petit Balle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 November 1972</text:p>
          </table:table-cell>
          <table:table-cell table:style-name="ce1" office:value-type="string" calcext:value-type="string">
            <text:p><text:a xlink:href="https://en.wikipedia.org/wiki/Marseille" xlink:type="simple">Marseille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3" office:value-type="string" calcext:value-type="string">
            <text:p>Salle Valliers, Roland Petit Balle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 November 1972</text:p>
          </table:table-cell>
          <table:table-cell table:style-name="ce1" office:value-type="string" calcext:value-type="string">
            <text:p><text:a xlink:href="https://en.wikipedia.org/wiki/Marseille" xlink:type="simple">Marseille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3" office:value-type="string" calcext:value-type="string">
            <text:p>Salle Valliers, Roland Petit Balle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 November 1972</text:p>
          </table:table-cell>
          <table:table-cell table:style-name="ce1" office:value-type="string" calcext:value-type="string">
            <text:p><text:a xlink:href="https://en.wikipedia.org/wiki/Marseille" xlink:type="simple">Marseille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3" office:value-type="string" calcext:value-type="string">
            <text:p>Salle Valliers, Roland Petit Balle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6 November 1972</text:p>
          </table:table-cell>
          <table:table-cell table:style-name="ce1" office:value-type="string" calcext:value-type="string">
            <text:p><text:a xlink:href="https://en.wikipedia.org/wiki/Marseille" xlink:type="simple">Marseille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3" office:value-type="string" calcext:value-type="string">
            <text:p>Salle Valliers, Roland Petit Balle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 November 1972</text:p>
          </table:table-cell>
          <table:table-cell table:style-name="ce1" office:value-type="string" calcext:value-type="string">
            <text:p><text:a xlink:href="https://en.wikipedia.org/wiki/Toulouse" xlink:type="simple">Toulouse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1" office:value-type="string" calcext:value-type="string">
            <text:p>Palais des Sport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 November 1972</text:p>
          </table:table-cell>
          <table:table-cell table:style-name="ce1" office:value-type="string" calcext:value-type="string">
            <text:p><text:a xlink:href="https://en.wikipedia.org/wiki/Poitiers" xlink:type="simple">Poitiers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1" office:value-type="string" calcext:value-type="string">
            <text:p>Parc des Expositions Les Arèn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 December 1972</text:p>
          </table:table-cell>
          <table:table-cell table:style-name="ce1" office:value-type="string" calcext:value-type="string">
            <text:p><text:a xlink:href="https://en.wikipedia.org/wiki/Saint-Ouen_(Seine-Saint-Denis)" xlink:type="simple">Saint-Ouen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office:value-type="string" calcext:value-type="string">
            <text:p><text:span text:style-name="T2"><text:a xlink:href="../../../../../../../w/index.php%3Ftitle=Centre_sportif_de_l%27Île_de_Vannes&amp;action=edit&amp;redlink=1" xlink:type="simple">Centre sportif de l'Île de Vannes</text:a>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 December 1972</text:p>
          </table:table-cell>
          <table:table-cell table:style-name="ce1" office:value-type="string" calcext:value-type="string">
            <text:p><text:a xlink:href="https://en.wikipedia.org/wiki/Saint-Ouen_(Seine-Saint-Denis)" xlink:type="simple">Saint-Ouen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3" office:value-type="string" calcext:value-type="string">
            <text:p><text:span text:style-name="T1"><text:a xlink:href="../../../../../../../w/index.php%3Ftitle=Centre_sportif_de_l%27Île_de_Vannes&amp;action=edit&amp;redlink=1" xlink:type="simple">Centre sportif de l'Île de Vannes</text:a>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 December 1972</text:p>
          </table:table-cell>
          <table:table-cell table:style-name="ce1" office:value-type="string" calcext:value-type="string">
            <text:p><text:a xlink:href="https://en.wikipedia.org/wiki/Caen" xlink:type="simple">Caen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1" office:value-type="string" calcext:value-type="string">
            <text:p>Palais des Exposition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 December 1972</text:p>
          </table:table-cell>
          <table:table-cell table:style-name="ce1" office:value-type="string" calcext:value-type="string">
            <text:p><text:a xlink:href="https://en.wikipedia.org/wiki/Brussels" xlink:type="simple">Brussels</text:a> </text:p>
          </table:table-cell>
          <table:table-cell table:style-name="ce1" office:value-type="string" calcext:value-type="string">
            <text:p><text:a xlink:href="https://en.wikipedia.org/wiki/Belgium" xlink:type="simple">Belgium</text:a> </text:p>
          </table:table-cell>
          <table:table-cell table:style-name="ce1" office:value-type="string" calcext:value-type="string">
            <text:p><text:a xlink:href="https://en.wikipedia.org/wiki/Forest_National" xlink:type="simple">Forest Nationa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 December 1972</text:p>
          </table:table-cell>
          <table:table-cell table:style-name="ce1" office:value-type="string" calcext:value-type="string">
            <text:p><text:a xlink:href="https://en.wikipedia.org/wiki/Lille" xlink:type="simple">Lille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1" office:value-type="string" calcext:value-type="string">
            <text:p>Palais des Sport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 December 1972</text:p>
          </table:table-cell>
          <table:table-cell table:style-name="ce1" office:value-type="string" calcext:value-type="string">
            <text:p><text:a xlink:href="https://en.wikipedia.org/wiki/Nancy,_France" xlink:type="simple">Nancy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1" office:value-type="string" calcext:value-type="string">
            <text:p>Parc de Exposition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 December 1972</text:p>
          </table:table-cell>
          <table:table-cell table:style-name="ce1" office:value-type="string" calcext:value-type="string">
            <text:p><text:a xlink:href="https://en.wikipedia.org/wiki/Zürich" xlink:type="simple">Zürich</text:a> </text:p>
          </table:table-cell>
          <table:table-cell table:style-name="ce1" office:value-type="string" calcext:value-type="string">
            <text:p><text:a xlink:href="https://en.wikipedia.org/wiki/Switzerland" xlink:type="simple">Switzerland</text:a> </text:p>
          </table:table-cell>
          <table:table-cell table:style-name="ce1" office:value-type="string" calcext:value-type="string">
            <text:p><text:a xlink:href="https://en.wikipedia.org/wiki/Hallenstadion" xlink:type="simple">Hallenstadion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 December 1972</text:p>
          </table:table-cell>
          <table:table-cell table:style-name="ce1" office:value-type="string" calcext:value-type="string">
            <text:p><text:a xlink:href="https://en.wikipedia.org/wiki/Lyon" xlink:type="simple">Lyon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1" office:value-type="string" calcext:value-type="string">
            <text:p><text:a xlink:href="https://en.wikipedia.org/wiki/Palais_des_Sports_de_Gerland" xlink:type="simple">Palais des Sports de Gerland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 January 1973</text:p>
          </table:table-cell>
          <table:table-cell table:style-name="ce1" office:value-type="string" calcext:value-type="string">
            <text:p><text:a xlink:href="https://en.wikipedia.org/wiki/Paris" xlink:type="simple">Paris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3" office:value-type="string" calcext:value-type="string">
            <text:p><text:span text:style-name="T1"><text:a xlink:href="https://en.wikipedia.org/wiki/Palais_des_Sports_(Paris)" xlink:type="simple">Palais des Sports</text:a></text:span><text:span text:style-name="T1">, Roland Petit Ballet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4 January 1973</text:p>
          </table:table-cell>
          <table:table-cell table:style-name="ce1" office:value-type="string" calcext:value-type="string">
            <text:p><text:a xlink:href="https://en.wikipedia.org/wiki/Paris" xlink:type="simple">Paris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3" office:value-type="string" calcext:value-type="string">
            <text:p><text:span text:style-name="T1"><text:a xlink:href="https://en.wikipedia.org/wiki/Palais_des_Sports_(Paris)" xlink:type="simple">Palais des Sports</text:a></text:span><text:span text:style-name="T1">, Roland Petit Ballet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 February 1973</text:p>
          </table:table-cell>
          <table:table-cell table:style-name="ce1" office:value-type="string" calcext:value-type="string">
            <text:p><text:a xlink:href="https://en.wikipedia.org/wiki/Paris" xlink:type="simple">Paris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3" office:value-type="string" calcext:value-type="string">
            <text:p><text:span text:style-name="T1"><text:a xlink:href="https://en.wikipedia.org/wiki/Palais_des_Sports_(Paris)" xlink:type="simple">Palais des Sports</text:a></text:span><text:span text:style-name="T1">, Roland Petit Ballet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 February 1973</text:p>
          </table:table-cell>
          <table:table-cell table:style-name="ce1" office:value-type="string" calcext:value-type="string">
            <text:p><text:a xlink:href="https://en.wikipedia.org/wiki/Paris" xlink:type="simple">Paris</text:a> </text:p>
          </table:table-cell>
          <table:table-cell table:style-name="ce1" office:value-type="string" calcext:value-type="string">
            <text:p><text:a xlink:href="https://en.wikipedia.org/wiki/France" xlink:type="simple">France</text:a> </text:p>
          </table:table-cell>
          <table:table-cell table:style-name="ce3" office:value-type="string" calcext:value-type="string">
            <text:p><text:span text:style-name="T1"><text:a xlink:href="https://en.wikipedia.org/wiki/Palais_des_Sports_(Paris)" xlink:type="simple">Palais des Sports</text:a></text:span><text:span text:style-name="T1">, Roland Petit Ballet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 March 1973</text:p>
          </table:table-cell>
          <table:table-cell table:style-name="ce1" office:value-type="string" calcext:value-type="string">
            <text:p><text:a xlink:href="https://en.wikipedia.org/wiki/Madison,_Wisconsin" xlink:type="simple">Madison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Dane_County_Coliseum" xlink:type="simple">Dane County Colise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 March 1973</text:p>
          </table:table-cell>
          <table:table-cell table:style-name="ce1" office:value-type="string" calcext:value-type="string">
            <text:p><text:a xlink:href="https://en.wikipedia.org/wiki/Detroit" xlink:type="simple">Detroit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Cobo_Hall" xlink:type="simple">Cobo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 March 1973</text:p>
          </table:table-cell>
          <table:table-cell table:style-name="ce1" office:value-type="string" calcext:value-type="string">
            <text:p><text:a xlink:href="https://en.wikipedia.org/wiki/St._Louis" xlink:type="simple">St. Louis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Kiel_Auditorium" xlink:type="simple">Kiel Auditori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 March 1973</text:p>
          </table:table-cell>
          <table:table-cell table:style-name="ce1" office:value-type="string" calcext:value-type="string">
            <text:p><text:a xlink:href="https://en.wikipedia.org/wiki/Chicago" xlink:type="simple">Chicago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International_Amphitheatre" xlink:type="simple">International Amphitheatr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 March 1973</text:p>
          </table:table-cell>
          <table:table-cell table:style-name="ce1" office:value-type="string" calcext:value-type="string">
            <text:p><text:a xlink:href="https://en.wikipedia.org/wiki/Cincinnati" xlink:type="simple">Cincinnati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Armory_Fieldhouse" xlink:type="simple">Armory Fieldhouse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 March 1973</text:p>
          </table:table-cell>
          <table:table-cell table:style-name="ce1" office:value-type="string" calcext:value-type="string">
            <text:p><text:a xlink:href="https://en.wikipedia.org/wiki/Kent,_Ohio" xlink:type="simple">Kent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Memorial_Athletic_and_Convocation_Center" xlink:type="simple">Memorial Gy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 March 1973</text:p>
          </table:table-cell>
          <table:table-cell table:style-name="ce1" office:value-type="string" calcext:value-type="string">
            <text:p><text:a xlink:href="https://en.wikipedia.org/wiki/Toronto" xlink:type="simple">Toronto</text:a> </text:p>
          </table:table-cell>
          <table:table-cell table:style-name="ce1" office:value-type="string" calcext:value-type="string">
            <text:p><text:a xlink:href="https://en.wikipedia.org/wiki/Canada" xlink:type="simple">Canada</text:a> </text:p>
          </table:table-cell>
          <table:table-cell table:style-name="ce1" office:value-type="string" calcext:value-type="string">
            <text:p><text:a xlink:href="https://en.wikipedia.org/wiki/Maple_Leaf_Gardens" xlink:type="simple">Maple Leaf Gardens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 March 1973</text:p>
          </table:table-cell>
          <table:table-cell table:style-name="ce1" office:value-type="string" calcext:value-type="string">
            <text:p><text:a xlink:href="https://en.wikipedia.org/wiki/Montreal" xlink:type="simple">Montreal</text:a> </text:p>
          </table:table-cell>
          <table:table-cell table:style-name="ce1" office:value-type="string" calcext:value-type="string">
            <text:p><text:a xlink:href="https://en.wikipedia.org/wiki/Canada" xlink:type="simple">Canada</text:a> </text:p>
          </table:table-cell>
          <table:table-cell table:style-name="ce1" office:value-type="string" calcext:value-type="string">
            <text:p><text:a xlink:href="https://en.wikipedia.org/wiki/Montreal_Forum" xlink:type="simple">Montreal For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4 March 1973</text:p>
          </table:table-cell>
          <table:table-cell table:style-name="ce1" office:value-type="string" calcext:value-type="string">
            <text:p><text:a xlink:href="https://en.wikipedia.org/wiki/Boston" xlink:type="simple">Boston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Citi_Performing_Arts_Center" xlink:type="simple">Music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 March 1973</text:p>
          </table:table-cell>
          <table:table-cell table:style-name="ce1" office:value-type="string" calcext:value-type="string">
            <text:p><text:a xlink:href="https://en.wikipedia.org/wiki/Philadelphia" xlink:type="simple">Philadelphi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Spectr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 March 1973</text:p>
          </table:table-cell>
          <table:table-cell table:style-name="ce1" office:value-type="string" calcext:value-type="string">
            <text:p><text:a xlink:href="https://en.wikipedia.org/wiki/New_York_City" xlink:type="simple">New York City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Radio_City_Music_Hall" xlink:type="simple">Radio City Music Hall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 March 1973</text:p>
          </table:table-cell>
          <table:table-cell table:style-name="ce1" office:value-type="string" calcext:value-type="string">
            <text:p><text:a xlink:href="https://en.wikipedia.org/wiki/Waterbury,_Connecticut" xlink:type="simple">Waterbury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Palace Theat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 March 1973</text:p>
          </table:table-cell>
          <table:table-cell table:style-name="ce1" office:value-type="string" calcext:value-type="string">
            <text:p><text:a xlink:href="https://en.wikipedia.org/wiki/Providence,_Rhode_Island" xlink:type="simple">Providence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Providence_Civic_Center" xlink:type="simple">Providence Civic Center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1 March 1973</text:p>
          </table:table-cell>
          <table:table-cell table:style-name="ce1" office:value-type="string" calcext:value-type="string">
            <text:p><text:a xlink:href="https://en.wikipedia.org/wiki/Sharpsburg,_Maryland" xlink:type="simple">Sharpsburg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Antietam_Battlefield" xlink:type="simple">Antietam Battlefield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2 March 1973</text:p>
          </table:table-cell>
          <table:table-cell table:style-name="ce1" office:value-type="string" calcext:value-type="string">
            <text:p><text:a xlink:href="https://en.wikipedia.org/wiki/Hampton,_Virginia" xlink:type="simple">Hampton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Hampton_Coliseum" xlink:type="simple">Hampton Colise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 March 1973</text:p>
          </table:table-cell>
          <table:table-cell table:style-name="ce1" office:value-type="string" calcext:value-type="string">
            <text:p><text:a xlink:href="https://en.wikipedia.org/wiki/Charlotte,_North_Carolina" xlink:type="simple">Charlotte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Charlotte_Park_Center" xlink:type="simple">Charlotte Park Center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 March 1973</text:p>
          </table:table-cell>
          <table:table-cell table:style-name="ce1" office:value-type="string" calcext:value-type="string">
            <text:p><text:a xlink:href="https://en.wikipedia.org/wiki/Atlanta" xlink:type="simple">Atlant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Municipal_Auditorium_(Atlanta)" xlink:type="simple">Municipal Auditori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 May 1973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table:style-name="ce3" office:value-type="string" calcext:value-type="string">
            <text:p><text:span text:style-name="T1"><text:a xlink:href="https://en.wikipedia.org/wiki/Earls_Court_Exhibition_Centre" xlink:type="simple">Earls Court</text:a>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 May 1973</text:p>
          </table:table-cell>
          <table:table-cell table:style-name="ce1" office:value-type="string" calcext:value-type="string">
            <text:p><text:a xlink:href="https://en.wikipedia.org/wiki/London" xlink:type="simple">London</text:a> </text:p>
          </table:table-cell>
          <table:table-cell table:style-name="ce1" office:value-type="string" calcext:value-type="string">
            <text:p><text:a xlink:href="https://en.wikipedia.org/wiki/England" xlink:type="simple">England</text:a> </text:p>
          </table:table-cell>
          <table:table-cell office:value-type="string" calcext:value-type="string">
            <text:p><text:span text:style-name="T3"><text:a xlink:href="https://en.wikipedia.org/wiki/Earls_Court_Exhibition_Centre" xlink:type="simple">Earls Court</text:a>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 June 1973</text:p>
          </table:table-cell>
          <table:table-cell table:style-name="ce1" office:value-type="string" calcext:value-type="string">
            <text:p><text:a xlink:href="https://en.wikipedia.org/wiki/Saratoga_Springs,_New_York" xlink:type="simple">Saratoga Springs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Saratoga_Performing_Arts_Center" xlink:type="simple">Saratoga Performing Arts Center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 June 1973</text:p>
          </table:table-cell>
          <table:table-cell table:style-name="ce1" office:value-type="string" calcext:value-type="string">
            <text:p><text:a xlink:href="https://en.wikipedia.org/wiki/Jersey_City,_New_Jersey" xlink:type="simple">Jersey City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Roosevelt_Stadium" xlink:type="simple">Roosevelt Stadi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 June 1973</text:p>
          </table:table-cell>
          <table:table-cell table:style-name="ce1" office:value-type="string" calcext:value-type="string">
            <text:p><text:a xlink:href="https://en.wikipedia.org/wiki/Pittsburgh" xlink:type="simple">Pittsburgh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Civic_Arena_(Pittsburgh)" xlink:type="simple">Civic Arena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 June 1973</text:p>
          </table:table-cell>
          <table:table-cell table:style-name="ce1" office:value-type="string" calcext:value-type="string">
            <text:p><text:a xlink:href="https://en.wikipedia.org/wiki/Columbia,_Maryland" xlink:type="simple">Columbi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office:value-type="string" calcext:value-type="string">
            <text:p><text:span text:style-name="T3"><text:a xlink:href="https://en.wikipedia.org/wiki/Merriweather_Post_Pavilion" xlink:type="simple">Merriweather Post Pavilion</text:a>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1 June 1973</text:p>
          </table:table-cell>
          <table:table-cell table:style-name="ce1" office:value-type="string" calcext:value-type="string">
            <text:p><text:a xlink:href="https://en.wikipedia.org/wiki/Columbia,_Maryland" xlink:type="simple">Columbi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3" office:value-type="string" calcext:value-type="string">
            <text:p><text:span text:style-name="T1"><text:a xlink:href="https://en.wikipedia.org/wiki/Merriweather_Post_Pavilion" xlink:type="simple">Merriweather Post Pavilion</text:a></text:span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2 June 1973</text:p>
          </table:table-cell>
          <table:table-cell table:style-name="ce1" office:value-type="string" calcext:value-type="string">
            <text:p><text:a xlink:href="https://en.wikipedia.org/wiki/Buffalo,_New_York" xlink:type="simple">Buffalo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Buffalo_Memorial_Auditorium" xlink:type="simple">Buffalo Memorial Auditori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 June 1973</text:p>
          </table:table-cell>
          <table:table-cell table:style-name="ce1" office:value-type="string" calcext:value-type="string">
            <text:p><text:a xlink:href="https://en.wikipedia.org/wiki/Detroit" xlink:type="simple">Detroit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Detroit_Olympia" xlink:type="simple">Olympia Stadi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4 June 1973</text:p>
          </table:table-cell>
          <table:table-cell table:style-name="ce1" office:value-type="string" calcext:value-type="string">
            <text:p><text:a xlink:href="https://en.wikipedia.org/wiki/Cuyahoga_Falls,_Ohio" xlink:type="simple">Cuyahoga Falls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Blossom_Music_Center" xlink:type="simple">Blossom Music Center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 June 1973</text:p>
          </table:table-cell>
          <table:table-cell table:style-name="ce1" office:value-type="string" calcext:value-type="string">
            <text:p><text:a xlink:href="https://en.wikipedia.org/wiki/Louisville,_Kentucky" xlink:type="simple">Louisville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Louisville_Gardens" xlink:type="simple">Louisville Gardens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6 June 1973</text:p>
          </table:table-cell>
          <table:table-cell table:style-name="ce1" office:value-type="string" calcext:value-type="string">
            <text:p><text:a xlink:href="https://en.wikipedia.org/wiki/Jonesboro,_Georgia" xlink:type="simple">Jonesboro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Lake_Spivey" xlink:type="simple">Lake Spivey</text:a> Park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7 June 1973</text:p>
          </table:table-cell>
          <table:table-cell table:style-name="ce1" office:value-type="string" calcext:value-type="string">
            <text:p><text:a xlink:href="https://en.wikipedia.org/wiki/Jacksonville,_Florida" xlink:type="simple">Jacksonville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Jacksonville_Veterans_Memorial_Coliseum" xlink:type="simple">Jacksonville Veterans Memorial Coliseum</text:a>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 June 1973</text:p>
          </table:table-cell>
          <table:table-cell table:style-name="ce1" office:value-type="string" calcext:value-type="string">
            <text:p><text:a xlink:href="https://en.wikipedia.org/wiki/Pembroke_Pines,_Florida" xlink:type="simple">Pembroke Pines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Hollywood Sportatoriu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 June 1973</text:p>
          </table:table-cell>
          <table:table-cell table:style-name="ce1" office:value-type="string" calcext:value-type="string">
            <text:p><text:a xlink:href="https://en.wikipedia.org/wiki/Tampa,_Florida" xlink:type="simple">Tampa</text:a> </text:p>
          </table:table-cell>
          <table:table-cell table:style-name="ce1" office:value-type="string" calcext:value-type="string">
            <text:p><text:a xlink:href="https://en.wikipedia.org/wiki/United_States" xlink:type="simple">United States</text:a> </text:p>
          </table:table-cell>
          <table:table-cell table:style-name="ce1" office:value-type="string" calcext:value-type="string">
            <text:p><text:a xlink:href="https://en.wikipedia.org/wiki/Tampa_Stadium" xlink:type="simple">Tampa Stadium</text:a> </text:p>
          </table:table-cell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Sheet1.$A$1" table:cell-range-address="$Sheet1.$A$1:.$C$126"/>
        <table:named-range table:name="HTML_all" table:base-cell-address="$Sheet1.$A$1" table:cell-range-address="$Sheet1.$A$1:.$C$126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72 Dark Side of the Moon Tour - Pink Floyd</dc:title>
    <dc:date>2019-08-23T15:00:20.062864443</dc:date>
    <meta:editing-duration>PT2M17S</meta:editing-duration>
    <meta:editing-cycles>1</meta:editing-cycles>
    <meta:document-statistic meta:table-count="1" meta:cell-count="504" meta:object-count="0"/>
    <meta:generator>LibreOffice/6.0.7.3$Linux_X86_64 LibreOffice_project/00m0$Build-3</meta:generator>
    <meta:user-defined meta:name=""/>
  </office:meta>
</office:document-meta>
</file>